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5aa0e" officeooo:paragraph-rsid="0015aa0e"/>
    </style:style>
    <style:style style:name="P3" style:family="paragraph" style:parent-style-name="Standard">
      <style:text-properties fo:font-variant="normal" fo:text-transform="none" fo:color="#000000" loext:opacity="100%" style:text-line-through-style="none" style:text-line-through-type="none" style:font-name="Arial3" fo:font-size="11pt" fo:font-style="normal" style:text-underline-style="none" fo:font-weight="bold" officeooo:rsid="0015aa0e" officeooo:paragraph-rsid="0015aa0e" style:text-blinking="false" fo:background-color="transparent" style:font-weight-asian="bold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3" fo:font-size="11pt" fo:font-style="normal" style:text-underline-style="none" style:text-blinking="false" fo:background-color="transparent" loext:char-shading-value="0"/>
    </style:style>
    <style:style style:name="T2" style:family="text">
      <style:text-properties officeooo:rsid="0015aa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f72952df-7fff-db54-7513-f43453fa176d"/><text:span text:style-name="T1">¿Qué es SVG? Busca un ejemplo.</text:span> </text:p>
      <text:p text:style-name="Standard"/>
      <text:p text:style-name="Standard"><text:span text:style-name="T2">El SVG </text:span>es una herramienta que se utiliza habitualmente para mostrar gráficos, diagramas e ilustraciones bidimensionales en los sitios web. Además, al ser un archivo vectorial, se puede ampliar y reducir sin perder resolución. </text:p>
      <text:p text:style-name="P2"/>
      <text:p text:style-name="P3"><text:bookmark text:name="docs-internal-guid-ddeeae30-7fff-32ff-0b2f-659afd0c3863"/>¿Qué es markdown? Crea una cuenta en Github, si no la tienes ya. A continuación crea un repositorio nuevo llamado “prueba” que incluya una página “README.md”. Utiliza markdown para que incluya varias cabeceras, texto, una lista, un gráfico y una tabla. </text:p>
      <text:p text:style-name="P2"/>
      <text:p text:style-name="P2">Markdown es un lenguaje de marcado liger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1T12:47:41.513000000</meta:creation-date>
    <dc:date>2024-09-21T13:01:03.296000000</dc:date>
    <meta:editing-duration>PT3M6S</meta:editing-duration>
    <meta:editing-cycles>1</meta:editing-cycles>
    <meta:document-statistic meta:table-count="0" meta:image-count="0" meta:object-count="0" meta:page-count="1" meta:paragraph-count="4" meta:word-count="88" meta:character-count="552" meta:non-whitespace-character-count="465"/>
    <meta:generator>LibreOffice/24.8.1.2$Windows_X86_64 LibreOffice_project/87fa9aec1a63e70835390b81c40bb8993f1d4ff6</meta:generator>
  </office:meta>
</office:document-meta>
</file>